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text-properties fo:color="#800000"/>
    </style:style>
    <style:style style:name="P3" style:family="paragraph" style:parent-style-name="Standard">
      <style:text-properties fo:color="#800000"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master-page-name="MP0">
      <style:paragraph-properties fo:text-align="center" style:justify-single-word="false" style:page-number="auto" fo:break-before="pag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text-properties fo:color="#800000"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list-style-name="L4">
      <style:text-properties fo:color="#800000"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list-style-name="L5">
      <style:text-properties fo:color="#800000"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list-style-name="L6">
      <style:text-properties fo:color="#800000"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list-style-name="L7">
      <style:text-properties fo:color="#800000"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list-style-name="L7"/>
    <style:style style:name="T1" style:family="text">
      <style:text-properties style:font-name="Wingdings" style:font-name-asian="Wingdings" style:font-name-complex="Wingding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800000" style:text-underline-style="solid" style:text-underline-width="auto" style:text-underline-color="font-color" style:text-underline-mode="continuous" style:text-overline-mode="continuous" style:text-line-through-mode="continuou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TEAM ARTTT</text:p>
      <text:p text:style-name="Standard"/>
      <text:p text:style-name="Standard"/>
      <text:p text:style-name="Standard">Méthode AGILE : Changement de team leader chaque semaine</text:p>
      <text:p text:style-name="Standard"/>
      <text:p text:style-name="P1">THEME : Achat ORDINATEUR / MULTIMEDIA</text:p>
      <text:p text:style-name="P1">avec option pour en faire don à des ASSOCIATION</text:p>
      <text:p text:style-name="Standard"/>
      <text:list xml:id="list8391922854474773098" text:style-name="L1">
        <text:list-item>
          <text:p text:style-name="P5">Vue client :</text:p>
        </text:list-item>
      </text:list>
      <text:p text:style-name="Standard">fiche perso client (option newsletter)</text:p>
      <text:p text:style-name="Standard">création de son espace</text:p>
      <text:p text:style-name="Standard">possibilité de commander et de payer</text:p>
      <text:p text:style-name="Standard">mettre des commentaires sur les articles (après achat)</text:p>
      <text:p text:style-name="Standard">mettre des options de recherche (par fournisseur, par prix, ...)</text:p>
      <text:p text:style-name="Standard">option de livraison (express, etc)</text:p>
      <text:p text:style-name="Standard">(voir prix regroupement article dans un même carton)</text:p>
      <text:p text:style-name="Standard">vente additionnelle pourquoi pas</text:p>
      <text:p text:style-name="Standard">Historique d'achat</text:p>
      <text:p text:style-name="Standard">proposition de promotion selon les total des achats</text:p>
      <text:p text:style-name="Standard">possibilité de commander au nom d'une entreprise/association (reduc, stock augmenté)</text:p>
      <text:p text:style-name="Standard">(voir pour insérer les options réseaux sociaux)</text:p>
      <text:p text:style-name="Standard"/>
      <text:p text:style-name="Standard"/>
      <text:p text:style-name="Standard"/>
      <text:p text:style-name="Standard"/>
      <text:list xml:id="list2457705090558910595" text:style-name="L2">
        <text:list-item>
          <text:p text:style-name="P6">Vue administrateur avec :</text:p>
        </text:list-item>
      </text:list>
      <text:p text:style-name="Standard">Gestion complète des comptes client (supprimer, modifier, etc)</text:p>
      <text:p text:style-name="Standard">Passer commande fournisseur</text:p>
      <text:p text:style-name="Standard">voir les fiches des fournisseurs et gestion</text:p>
      <text:p text:style-name="Standard">voir si possible : gestion des contrats passés avec les services de livraison</text:p>
      <text:p text:style-name="Standard">Ajout et modification des articles vendus</text:p>
      <text:p text:style-name="Standard"/>
      <text:p text:style-name="Standard"/>
      <text:p text:style-name="Standard"/>
      <text:p text:style-name="Standard"/>
      <text:p text:style-name="Standard"/>
      <text:p text:style-name="Standard">BASE DE DONNEES CONSEQUENTE.</text:p>
      <text:p text:style-name="Standard">Clients, Fournisseurs, Articles (avec photos), Adresses (client et fournisseur),</text:p>
      <text:p text:style-name="Standard"/>
      <text:p text:style-name="Standard"/>
      <text:p text:style-name="Standard">ARBORESCENCE DU SI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Détail de la vue Client :</text:p>
      <text:p text:style-name="Standard"/>
      <text:list xml:id="list1470333550021003064" text:style-name="L3">
        <text:list-item>
          <text:p text:style-name="P7">fiche perso client (inscription et option newsletter)</text:p>
        </text:list-item>
      </text:list>
      <text:p text:style-name="Standard"/>
      <text:p text:style-name="Standard">Il doit pouvoir rentrer son Nom, son Prenom, son Adresse, son Tel, son Mail,date de naissance pour recevoir un cadeau selon sa fidelité et le nbr de commande passer lors de derniere année)</text:p>
      <text:p text:style-name="Standard"/>
      <text:p text:style-name="Standard">s'inscrire à la newsletter si désiré,</text:p>
      <text:p text:style-name="Standard"/>
      <text:p text:style-name="Standard">Sauvegarde de la date d'inscription</text:p>
      <text:p text:style-name="Standard"/>
      <text:p text:style-name="Standard">Adresse de livraison(est elle la meme pour la facturation??) si non apparition d’un nouveau champ pour la saisie se l’adresse de facturation</text:p>
      <text:p text:style-name="Standard"/>
      <text:p text:style-name="Standard">Adresse contien 1 champ pour adresse(num,rue..) ,un champ pour compliment(etage,appart..)</text:p>
      <text:p text:style-name="Standard">Code postale +(si c’est possible un remplissage auto pour le champ commune ou un menu avec une liste de déroulement)</text:p>
      <text:p text:style-name="Standard"/>
      <text:p text:style-name="Standard">Date d'anniversaire pour une remise</text:p>
      <text:p text:style-name="Standard"/>
      <text:p text:style-name="Standard">Demander si il est une Entreprise ou une Asso ou particulier (si entreprice ou asso apparition d’un champ pour saisir le num de siret et le raison social)</text:p>
      <text:p text:style-name="Standard"/>
      <text:list xml:id="list36264436" text:continue-numbering="true" text:style-name="L3">
        <text:list-item>
          <text:p text:style-name="P7">possibilité de commander et de payer</text:p>
        </text:list-item>
      </text:list>
      <text:p text:style-name="P3"/>
      <text:p text:style-name="P3"/>
      <text:p text:style-name="P2"/>
      <text:p text:style-name="Standard">Mise en place d'un "PANIER" pour y mettre ses achats en cours.</text:p>
      <text:p text:style-name="Standard"/>
      <text:p text:style-name="Standard">Choisir d'acheter (bouton achat), choisir la quantité limiter a 3 piece de meme produit</text:p>
      <text:p text:style-name="Standard"><text:line-break/>Sur chaque articles : afficher le vendeur (fournisseur), un détail du produit, les caractéristiques (couleurs, poid, etc)</text:p>
      <text:p text:style-name="Standard"/>
      <text:p text:style-name="Standard">Fenetre d'achat avec le récapitulatif de la vente. Cliquer sur "Payer".</text:p>
      <text:p text:style-name="Standard"/>
      <text:p text:style-name="Standard">Les pages afficheront les articles : possibilité d'affichage de 5 ou 10 produits par pages par exemple, ou proposer un tri par prix.</text:p>
      <text:p text:style-name="Standard"/>
      <text:p text:style-name="Standard">Possibilité de payé sur 3 fois si montant &gt;75£</text:p>
      <text:p text:style-name="Standard"/>
      <text:p text:style-name="Standard"><text:s/>Choisir sa carte de paeiment ( visa,master card….)</text:p>
      <text:p text:style-name="Standard"/>
      <text:p text:style-name="Standard"/>
      <text:list xml:id="list36265888" text:continue-numbering="true" text:style-name="L3">
        <text:list-item>
          <text:p text:style-name="P7">mettre des commentaires sur les articles (après achat)</text:p>
        </text:list-item>
      </text:list>
      <text:p text:style-name="Standard"/>
      <text:p text:style-name="Standard">Ajout d'une zone de texte et d'un système de notation par étoiles pour noter le produit acheté.</text:p>
      <text:p text:style-name="Standard">Affichage des commentaires sur les fiches produits lors d'une recherche banale.</text:p>
      <text:p text:style-name="Standard">Note sur différents critères.</text:p>
      <text:p text:style-name="Standard"/>
      <text:p text:style-name="Standard"><text:soft-page-break/>Systéme de notation par critére : delai de livraison</text:p>
      <text:p text:style-name="Standard"><text:s text:c="53"/>Vendeur</text:p>
      <text:p text:style-name="Standard"><text:s text:c="53"/>Qualité de produit</text:p>
      <text:p text:style-name="Standard"><text:s text:c="53"/>Service apré vente</text:p>
      <text:p text:style-name="Standard"/>
      <text:list xml:id="list36269185" text:continue-numbering="true" text:style-name="L3">
        <text:list-item>
          <text:p text:style-name="P7">mettre des options de recherche (par fournisseur, par prix, ...)</text:p>
        </text:list-item>
      </text:list>
      <text:p text:style-name="Standard"/>
      <text:p text:style-name="Standard">Les options de recherche : Fabricant, Couleur, prix(croissant,décroissant), Catégorie, Sous-catégorie,</text:p>
      <text:p text:style-name="Standard">(Ordinateur -&gt; ordinateur portable), pas note, dernieres nouveautés,mode de livraison,budget</text:p>
      <text:p text:style-name="Standard"/>
      <text:p text:style-name="Standard"/>
      <text:p text:style-name="Standard"/>
      <text:p text:style-name="Standard"/>
      <text:p text:style-name="Standard"/>
      <text:list xml:id="list36269214" text:continue-numbering="true" text:style-name="L3">
        <text:list-item>
          <text:p text:style-name="P7">option de livraison (express, etc)</text:p>
        </text:list-item>
      </text:list>
      <text:p text:style-name="Standard"/>
      <text:p text:style-name="Standard">si achat personel: <text:s text:c="2"/>choix entre livraison stand..,point de relai,en 1 soirée (+20£),en 48h (+10£)</text:p>
      <text:p text:style-name="Standard"/>
      <text:p text:style-name="Standard">Voir pour regrouper les achats dans un même envoi : diminution du prix de livraison.</text:p>
      <text:p text:style-name="Standard">Pouvoir spécifier l'adresse de livraison</text:p>
      <text:p text:style-name="Standard"/>
      <text:p text:style-name="Standard"/>
      <text:p text:style-name="Standard">Si don por l’association: choix de l’association,choix de date de reception (livraison offert+ reduction de 20%=</text:p>
      <text:p text:style-name="Standard"/>
      <text:p text:style-name="Standard"/>
      <text:list xml:id="list36255415" text:continue-numbering="true" text:style-name="L3">
        <text:list-item>
          <text:p text:style-name="P7">(voir prix regroupement article dans un même carton)</text:p>
        </text:list-item>
      </text:list>
      <text:p text:style-name="Standard"/>
      <text:p text:style-name="Standard"/>
      <text:list xml:id="list36273420" text:continue-numbering="true" text:style-name="L3">
        <text:list-item>
          <text:p text:style-name="P7">vente additionnelle pourquoi pas</text:p>
        </text:list-item>
      </text:list>
      <text:p text:style-name="Standard">Suite au placement d'un produit dans le panier : proposer d'autres articles en rapport avec celui sélectionné.</text:p>
      <text:p text:style-name="Standard"/>
      <text:p text:style-name="Standard"/>
      <text:list xml:id="list36270179" text:continue-numbering="true" text:style-name="L3">
        <text:list-item>
          <text:p text:style-name="P7">Historique d'achat</text:p>
        </text:list-item>
      </text:list>
      <text:p text:style-name="Standard"/>
      <text:p text:style-name="Standard">Acces à l'historique des achats du client sur sa fiche (date de reception, vendeur,prix payé,nature de l’achat(perso ou don) et le mode de livraison choisi) et Suivi de la livraison en cours.</text:p>
      <text:p text:style-name="Standard"/>
      <text:list xml:id="list36267737" text:continue-numbering="true" text:style-name="L3">
        <text:list-item>
          <text:p text:style-name="P7">proposition de promotion selon le total des achats</text:p>
        </text:list-item>
      </text:list>
      <text:p text:style-name="Standard"/>
      <text:p text:style-name="Standard">Si le total des achats dépasse 300£ <text:span text:style-name="Police_20_par_20_défaut"><text:span text:style-name="T1"></text:span></text:span> appliquer une réduction automatique. (-15%)</text:p>
      <text:p text:style-name="Standard">Si don a une association (-20%) sur le prix </text:p>
      <text:p text:style-name="Standard"/>
      <text:p text:style-name="Standard"/>
      <text:list xml:id="list36267962" text:continue-numbering="true" text:style-name="L3">
        <text:list-item>
          <text:p text:style-name="P7">possibilité de commander au nom d'une entreprise/association (reduc, stock augmenté)</text:p>
        </text:list-item>
      </text:list>
      <text:p text:style-name="Standard"/>
      <text:p text:style-name="Standard">Ajout d'une option d'achat au nom d'une entreprise ou d'une association.</text:p>
      <text:p text:style-name="Standard">La quantité commandable ainsi que le prix s'en verront modifiés.</text:p>
      <text:p text:style-name="Standard">Affichage d'un champ ou on rentre le numéro SIRET, le nom de l'ASSO</text:p>
      <text:p text:style-name="Standard"/>
      <text:list xml:id="list36271933" text:continue-numbering="true" text:style-name="L3">
        <text:list-item>
          <text:p text:style-name="P7"><text:soft-page-break/>(voir pour insérer les options réseaux sociaux)</text:p>
        </text:list-item>
      </text:list>
      <text:p text:style-name="Standard"/>
      <text:p text:style-name="Standard"/>
      <text:p text:style-name="Standard"><text:span text:style-name="Police_20_par_20_défaut"><text:span text:style-name="T2">Détails de la Vue Administrateur </text:span></text:span><text:line-break/></text:p>
      <text:list xml:id="list5744977991905960819" text:style-name="L4">
        <text:list-item>
          <text:p text:style-name="P8">Gestion complète des comptes client (supprimer, modifier, etc)</text:p>
        </text:list-item>
      </text:list>
      <text:p text:style-name="Standard"/>
      <text:p text:style-name="Standard">Possibilité de modifier une fiche client (modif, suppression, etc)</text:p>
      <text:p text:style-name="Standard">Supp du compte si pas de connex + 10 mois</text:p>
      <text:p text:style-name="Standard">Enregister le date de dernier connex et date de l’inscription</text:p>
      <text:p text:style-name="Standard">Blocage si mot de passe erronée <text:s/>+ que 5 fois + envoi d’un email d‘avertissement</text:p>
      <text:p text:style-name="Standard"/>
      <text:list xml:id="list5980027499039275341" text:style-name="L5">
        <text:list-item>
          <text:p text:style-name="P9">Passer commande fournisseur</text:p>
        </text:list-item>
      </text:list>
      <text:p text:style-name="Standard"/>
      <text:p text:style-name="Standard">Gestion des stocks : possibilité de réaprovisionner via commande direct aux fournisseurs</text:p>
      <text:p text:style-name="Standard">(exemple : commande fournisseur -&gt; mise à dispo du stock sur le site 2 jours après commande</text:p>
      <text:p text:style-name="Standard">-&gt; simulation de la livraison fournisseur)</text:p>
      <text:p text:style-name="Standard"/>
      <text:p text:style-name="Standard"/>
      <text:list xml:id="list5511862517402210624" text:style-name="L6">
        <text:list-item>
          <text:p text:style-name="P10">voir les fiches des fournisseurs et gestion</text:p>
        </text:list-item>
      </text:list>
      <text:p text:style-name="Standard"/>
      <text:p text:style-name="Standard">Gérer les fournisseurs : visuel des fiches fournisseurs avec les produits qu'ils proposent pour pouvoir réaprovisionner les stocks</text:p>
      <text:p text:style-name="Standard">AJOUT d'une fonction de recherche par produit ou par fournisseur.</text:p>
      <text:p text:style-name="Standard"/>
      <text:list xml:id="list7765827440517574225" text:style-name="L7">
        <text:list-item>
          <text:p text:style-name="P11">voir si possible : gestion des contrats passés avec les services de livraison</text:p>
        </text:list-item>
        <text:list-item>
          <text:p text:style-name="P12"><text:span text:style-name="Police_20_par_20_défaut"><text:span text:style-name="T3">Ajout et modific</text:span></text:span><text:span text:style-name="Police_20_par_20_défaut"><text:span text:style-name="T3">ation des articles vendu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afpa</meta:initial-creator>
    <dc:creator>bob lazar</dc:creator>
    <meta:creation-date>2019-09-09T12:02:00Z</meta:creation-date>
    <dc:date>2019-09-09T16:06:34.51</dc:date>
    <meta:editing-cycles>3</meta:editing-cycles>
    <meta:editing-duration>PT15M29S</meta:editing-duration>
    <meta:document-statistic meta:table-count="0" meta:image-count="0" meta:object-count="0" meta:page-count="4" meta:paragraph-count="88" meta:word-count="859" meta:character-count="5600"/>
    <meta:user-defined meta:name="Info 1"/>
    <meta:user-defined meta:name="Info 2"/>
    <meta:user-defined meta:name="Info 3"/>
    <meta:user-defined meta:name="Info 4"/>
    <meta:template xlink:type="simple" xlink:actuate="onRequest" xlink:title="" xlink:href="Normal.dotm"/>
  </office:meta>
</office:document-meta>
</file>